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193in"/>
    </style:style>
    <style:style style:name="co2" style:family="table-column">
      <style:table-column-properties fo:break-before="auto" style:column-width="0.8236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Messdaten Absorp für Al und Cu-Plättche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lProbe:</text:p>
          </table:table-cell>
          <table:table-cell office:value-type="string" calcext:value-type="string">
            <text:p>Dicke d/mm</text:p>
          </table:table-cell>
          <table:table-cell office:value-type="string" calcext:value-type="string">
            <text:p>Messdauer t/min</text:p>
          </table:table-cell>
          <table:table-cell office:value-type="string" calcext:value-type="string">
            <text:p>Zählrate N</text:p>
          </table:table-cell>
          <table:table-cell/>
          <table:table-cell office:value-type="string" calcext:value-type="string">
            <text:p>ohne BG-strahlung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number-columns-repeated="2"/>
          <table:table-cell office:value-type="string" calcext:value-type="string">
            <text:p>Cu-Probe:</text:p>
          </table:table-cell>
          <table:table-cell office:value-type="string" calcext:value-type="string">
            <text:p>Dicke d/mm</text:p>
          </table:table-cell>
          <table:table-cell office:value-type="string" calcext:value-type="string">
            <text:p>Messdauer t/min</text:p>
          </table:table-cell>
          <table:table-cell office:value-type="string" calcext:value-type="string">
            <text:p>Zählrate N</text:p>
          </table:table-cell>
          <table:table-cell/>
          <table:table-cell office:value-type="string" calcext:value-type="string">
            <text:p>one BG Strahlung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intergrundstrahlung (ohne B-Präparat):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5641" calcext:value-type="float">
            <text:p>175641</text:p>
          </table:table-cell>
          <table:table-cell table:formula="of:=[.E3]/([.D3]*60)" office:value-type="float" office:value="1463.675" calcext:value-type="float">
            <text:p>1463.675</text:p>
          </table:table-cell>
          <table:table-cell table:formula="of:=[.F3]-[.$A$7]" office:value-type="float" office:value="1463.31611111111" calcext:value-type="float">
            <text:p>1463.31611111111</text:p>
          </table:table-cell>
          <table:table-cell table:number-columns-repeated="2"/>
          <table:table-cell table:formula="of:=LN([.G3])" office:value-type="float" office:value="7.28846044815949" calcext:value-type="float">
            <text:p>7.2884604481594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7218" calcext:value-type="float">
            <text:p>167218</text:p>
          </table:table-cell>
          <table:table-cell table:formula="of:=[.P3]/(60*[.O3])" office:value-type="float" office:value="1393.48333333333" calcext:value-type="float">
            <text:p>1393.48333333333</text:p>
          </table:table-cell>
          <table:table-cell table:formula="of:=[.Q3]-[.$A$7]" office:value-type="float" office:value="1393.12444444444" calcext:value-type="float">
            <text:p>1393.12444444444</text:p>
          </table:table-cell>
          <table:table-cell table:number-columns-repeated="2"/>
          <table:table-cell table:formula="of:=LN([.R3])" office:value-type="float" office:value="7.23930430535634" calcext:value-type="float">
            <text:p>7.239304305356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=1292, Messdauer = 60 min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53232" calcext:value-type="float">
            <text:p>253232</text:p>
          </table:table-cell>
          <table:table-cell table:formula="of:=[.E4]/([.D4]*60)" office:value-type="float" office:value="1055.13333333333" calcext:value-type="float">
            <text:p>1055.13333333333</text:p>
          </table:table-cell>
          <table:table-cell table:formula="of:=[.F4]-[.$A$7]" office:value-type="float" office:value="1054.77444444444" calcext:value-type="float">
            <text:p>1054.77444444444</text:p>
          </table:table-cell>
          <table:table-cell table:style-name="ce1" table:formula="of:=LN([.G4]/[.$G$3])/[.C4]*10" office:value-type="float" office:value="-32.7378221842225" calcext:value-type="float">
            <text:p>-32.74</text:p>
          </table:table-cell>
          <table:table-cell table:style-name="ce1"/>
          <table:table-cell table:formula="of:=LN([.G4])" office:value-type="float" office:value="6.96108222631726" calcext:value-type="float">
            <text:p>6.96108222631726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46370" calcext:value-type="float">
            <text:p>46370</text:p>
          </table:table-cell>
          <table:table-cell table:formula="of:=[.P4]/(60*[.O4])" office:value-type="float" office:value="257.611111111111" calcext:value-type="float">
            <text:p>257.611111111111</text:p>
          </table:table-cell>
          <table:table-cell table:formula="of:=[.Q4]-[.$A$7]" office:value-type="float" office:value="257.252222222222" calcext:value-type="float">
            <text:p>257.252222222222</text:p>
          </table:table-cell>
          <table:table-cell table:formula="of:=LN([.R4]/[.$R$3])/[.N4]*10" office:value-type="float" office:value="-168.924729230351" calcext:value-type="float">
            <text:p>-168.924729230351</text:p>
          </table:table-cell>
          <table:table-cell/>
          <table:table-cell table:formula="of:=LN([.R4])" office:value-type="float" office:value="5.55005701305283" calcext:value-type="float">
            <text:p>5.55005701305283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77828" calcext:value-type="float">
            <text:p>177828</text:p>
          </table:table-cell>
          <table:table-cell table:formula="of:=[.E5]/([.D5]*60)" office:value-type="float" office:value="740.95" calcext:value-type="float">
            <text:p>740.95</text:p>
          </table:table-cell>
          <table:table-cell table:formula="of:=[.F5]-[.$A$7]" office:value-type="float" office:value="740.591111111111" calcext:value-type="float">
            <text:p>740.591111111111</text:p>
          </table:table-cell>
          <table:table-cell table:style-name="ce1" table:formula="of:=LN([.G5]/[.$G$3])/[.C5]*10" office:value-type="float" office:value="-34.0505891016219" calcext:value-type="float">
            <text:p>-34.05</text:p>
          </table:table-cell>
          <table:table-cell table:style-name="ce1"/>
          <table:table-cell table:formula="of:=LN([.G5])" office:value-type="float" office:value="6.60744866612705" calcext:value-type="float">
            <text:p>6.60744866612705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50479" calcext:value-type="float">
            <text:p>50479</text:p>
          </table:table-cell>
          <table:table-cell table:formula="of:=[.P5]/(60*[.O5])" office:value-type="float" office:value="140.219444444444" calcext:value-type="float">
            <text:p>140.219444444444</text:p>
          </table:table-cell>
          <table:table-cell table:formula="of:=[.Q5]-[.$A$7]" office:value-type="float" office:value="139.860555555556" calcext:value-type="float">
            <text:p>139.860555555556</text:p>
          </table:table-cell>
          <table:table-cell table:formula="of:=LN([.R5]/[.$R$3])/[.N5]*10" office:value-type="float" office:value="-114.932920543116" calcext:value-type="float">
            <text:p>-114.932920543116</text:p>
          </table:table-cell>
          <table:table-cell/>
          <table:table-cell table:formula="of:=LN([.R5])" office:value-type="float" office:value="4.94064589449403" calcext:value-type="float">
            <text:p>4.94064589449403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07797" calcext:value-type="float">
            <text:p>107797</text:p>
          </table:table-cell>
          <table:table-cell table:formula="of:=[.E6]/([.D6]*60)" office:value-type="float" office:value="359.323333333333" calcext:value-type="float">
            <text:p>359.323333333333</text:p>
          </table:table-cell>
          <table:table-cell table:formula="of:=[.F6]-[.$A$7]" office:value-type="float" office:value="358.964444444444" calcext:value-type="float">
            <text:p>358.964444444444</text:p>
          </table:table-cell>
          <table:table-cell table:style-name="ce1" table:formula="of:=LN([.G6]/[.$G$3])/[.C6]*10" office:value-type="float" office:value="-46.841236837359" calcext:value-type="float">
            <text:p>-46.84</text:p>
          </table:table-cell>
          <table:table-cell table:style-name="ce1"/>
          <table:table-cell table:formula="of:=LN([.G6])" office:value-type="float" office:value="5.88322334303872" calcext:value-type="float">
            <text:p>5.88322334303872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44080" calcext:value-type="float">
            <text:p>44080</text:p>
          </table:table-cell>
          <table:table-cell table:formula="of:=[.P6]/(60*[.O6])" office:value-type="float" office:value="73.4666666666667" calcext:value-type="float">
            <text:p>73.4666666666667</text:p>
          </table:table-cell>
          <table:table-cell table:formula="of:=[.Q6]-[.$A$7]" office:value-type="float" office:value="73.1077777777778" calcext:value-type="float">
            <text:p>73.1077777777778</text:p>
          </table:table-cell>
          <table:table-cell table:formula="of:=LN([.R6]/[.$R$3])/[.N6]*10" office:value-type="float" office:value="-98.2456515037264" calcext:value-type="float">
            <text:p>-98.2456515037264</text:p>
          </table:table-cell>
          <table:table-cell/>
          <table:table-cell table:formula="of:=LN([.R6])" office:value-type="float" office:value="4.29193476024455" calcext:value-type="float">
            <text:p>4.29193476024455</text:p>
          </table:table-cell>
          <table:table-cell table:number-columns-repeated="1003"/>
        </table:table-row>
        <table:table-row table:style-name="ro1">
          <table:table-cell table:formula="of:=1292/3600" office:value-type="float" office:value="0.358888888888889" calcext:value-type="float">
            <text:p>0.35888888888888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56730" calcext:value-type="float">
            <text:p>256730</text:p>
          </table:table-cell>
          <table:table-cell table:formula="of:=[.E7]/([.D7]*60)" office:value-type="float" office:value="427.883333333333" calcext:value-type="float">
            <text:p>427.883333333333</text:p>
          </table:table-cell>
          <table:table-cell table:formula="of:=[.F7]-[.$A$7]" office:value-type="float" office:value="427.524444444444" calcext:value-type="float">
            <text:p>427.524444444444</text:p>
          </table:table-cell>
          <table:table-cell table:style-name="ce1" table:formula="of:=LN([.G7]/[.$G$3])/[.C7]*10" office:value-type="float" office:value="-30.7612245357596" calcext:value-type="float">
            <text:p>-30.76</text:p>
          </table:table-cell>
          <table:table-cell table:style-name="ce1"/>
          <table:table-cell table:formula="of:=LN([.G7])" office:value-type="float" office:value="6.05801146672911" calcext:value-type="float">
            <text:p>6.05801146672911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5153" calcext:value-type="float">
            <text:p>25153</text:p>
          </table:table-cell>
          <table:table-cell table:formula="of:=[.P7]/(60*[.O7])" office:value-type="float" office:value="41.9216666666667" calcext:value-type="float">
            <text:p>41.9216666666667</text:p>
          </table:table-cell>
          <table:table-cell table:formula="of:=[.Q7]-[.$A$7]" office:value-type="float" office:value="41.5627777777778" calcext:value-type="float">
            <text:p>41.5627777777778</text:p>
          </table:table-cell>
          <table:table-cell table:formula="of:=LN([.R7]/[.$R$3])/[.N7]*10" office:value-type="float" office:value="-87.8024825896875" calcext:value-type="float">
            <text:p>-87.8024825896875</text:p>
          </table:table-cell>
          <table:table-cell/>
          <table:table-cell table:formula="of:=LN([.R7])" office:value-type="float" office:value="3.72720500176884" calcext:value-type="float">
            <text:p>3.72720500176884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217737" calcext:value-type="float">
            <text:p>217737</text:p>
          </table:table-cell>
          <table:table-cell table:formula="of:=[.E8]/([.D8]*60)" office:value-type="float" office:value="362.895" calcext:value-type="float">
            <text:p>362.895</text:p>
          </table:table-cell>
          <table:table-cell table:formula="of:=[.F8]-[.$A$7]" office:value-type="float" office:value="362.536111111111" calcext:value-type="float">
            <text:p>362.536111111111</text:p>
          </table:table-cell>
          <table:table-cell table:style-name="ce1" table:formula="of:=LN([.G8]/[.$G$3])/[.C8]*10" office:value-type="float" office:value="-27.906727239359" calcext:value-type="float">
            <text:p>-27.91</text:p>
          </table:table-cell>
          <table:table-cell table:style-name="ce1"/>
          <table:table-cell table:formula="of:=LN([.G8])" office:value-type="float" office:value="5.89312408619154" calcext:value-type="float">
            <text:p>5.8931240861915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0750" calcext:value-type="float">
            <text:p>10750</text:p>
          </table:table-cell>
          <table:table-cell table:formula="of:=[.P8]/(60*[.O8])" office:value-type="float" office:value="17.9166666666667" calcext:value-type="float">
            <text:p>17.9166666666667</text:p>
          </table:table-cell>
          <table:table-cell table:formula="of:=[.Q8]-[.$A$7]" office:value-type="float" office:value="17.5577777777778" calcext:value-type="float">
            <text:p>17.5577777777778</text:p>
          </table:table-cell>
          <table:table-cell table:formula="of:=LN([.R8]/[.$R$3])/[.N8]*10" office:value-type="float" office:value="-87.4761455079595" calcext:value-type="float">
            <text:p>-87.4761455079595</text:p>
          </table:table-cell>
          <table:table-cell/>
          <table:table-cell table:formula="of:=LN([.R8])" office:value-type="float" office:value="2.86549702995837" calcext:value-type="float">
            <text:p>2.86549702995837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77992" calcext:value-type="float">
            <text:p>177992</text:p>
          </table:table-cell>
          <table:table-cell table:formula="of:=[.E9]/([.D9]*60)" office:value-type="float" office:value="296.653333333333" calcext:value-type="float">
            <text:p>296.653333333333</text:p>
          </table:table-cell>
          <table:table-cell table:formula="of:=[.F9]-[.$A$7]" office:value-type="float" office:value="296.294444444444" calcext:value-type="float">
            <text:p>296.294444444444</text:p>
          </table:table-cell>
          <table:table-cell table:style-name="ce1" table:formula="of:=LN([.G9]/[.$G$3])/[.C9]*10" office:value-type="float" office:value="-26.6184457253563" calcext:value-type="float">
            <text:p>-26.62</text:p>
          </table:table-cell>
          <table:table-cell table:style-name="ce1"/>
          <table:table-cell table:formula="of:=LN([.G9])" office:value-type="float" office:value="5.69135370463811" calcext:value-type="float">
            <text:p>5.69135370463811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8616" calcext:value-type="float">
            <text:p>8616</text:p>
          </table:table-cell>
          <table:table-cell table:formula="of:=[.P9]/(60*[.O9])" office:value-type="float" office:value="9.57333333333333" calcext:value-type="float">
            <text:p>9.57333333333333</text:p>
          </table:table-cell>
          <table:table-cell table:formula="of:=[.Q9]-[.$A$7]" office:value-type="float" office:value="9.21444444444445" calcext:value-type="float">
            <text:p>9.21444444444445</text:p>
          </table:table-cell>
          <table:table-cell table:formula="of:=LN([.R9]/[.$R$3])/[.N9]*10" office:value-type="float" office:value="-83.6422000704908" calcext:value-type="float">
            <text:p>-83.6422000704908</text:p>
          </table:table-cell>
          <table:table-cell/>
          <table:table-cell table:formula="of:=LN([.R9])" office:value-type="float" office:value="2.22077230112689" calcext:value-type="float">
            <text:p>2.22077230112689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159462" calcext:value-type="float">
            <text:p>159462</text:p>
          </table:table-cell>
          <table:table-cell table:formula="of:=[.E10]/([.D10]*60)" office:value-type="float" office:value="265.77" calcext:value-type="float">
            <text:p>265.77</text:p>
          </table:table-cell>
          <table:table-cell table:formula="of:=[.F10]-[.$A$7]" office:value-type="float" office:value="265.411111111111" calcext:value-type="float">
            <text:p>265.411111111111</text:p>
          </table:table-cell>
          <table:table-cell table:style-name="ce1" table:formula="of:=LN([.G10]/[.$G$3])/[.C10]*10" office:value-type="float" office:value="-24.3882923087113" calcext:value-type="float">
            <text:p>-24.39</text:p>
          </table:table-cell>
          <table:table-cell table:style-name="ce1"/>
          <table:table-cell table:formula="of:=LN([.G10])" office:value-type="float" office:value="5.5812799865497" calcext:value-type="float">
            <text:p>5.5812799865497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7863" calcext:value-type="float">
            <text:p>7863</text:p>
          </table:table-cell>
          <table:table-cell table:formula="of:=[.P10]/(60*[.O10])" office:value-type="float" office:value="4.36833333333333" calcext:value-type="float">
            <text:p>4.36833333333333</text:p>
          </table:table-cell>
          <table:table-cell table:formula="of:=[.Q10]-[.$A$7]" office:value-type="float" office:value="4.00944444444444" calcext:value-type="float">
            <text:p>4.00944444444444</text:p>
          </table:table-cell>
          <table:table-cell table:formula="of:=LN([.R10]/[.$R$3])/[.N10]*10" office:value-type="float" office:value="-83.5807373738332" calcext:value-type="float">
            <text:p>-83.5807373738332</text:p>
          </table:table-cell>
          <table:table-cell/>
          <table:table-cell table:formula="of:=LN([.R10])" office:value-type="float" office:value="1.38865268918802" calcext:value-type="float">
            <text:p>1.38865268918802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126138" calcext:value-type="float">
            <text:p>126138</text:p>
          </table:table-cell>
          <table:table-cell table:formula="of:=[.E11]/([.D11]*60)" office:value-type="float" office:value="210.23" calcext:value-type="float">
            <text:p>210.23</text:p>
          </table:table-cell>
          <table:table-cell table:formula="of:=[.F11]-[.$A$7]" office:value-type="float" office:value="209.871111111111" calcext:value-type="float">
            <text:p>209.871111111111</text:p>
          </table:table-cell>
          <table:table-cell table:style-name="ce1" table:formula="of:=LN([.G11]/[.$G$3])/[.C11]*10" office:value-type="float" office:value="-24.2745857810184" calcext:value-type="float">
            <text:p>-24.27</text:p>
          </table:table-cell>
          <table:table-cell table:style-name="ce1"/>
          <table:table-cell table:formula="of:=LN([.G11])" office:value-type="float" office:value="5.34649358567802" calcext:value-type="float">
            <text:p>5.3464935856780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4763" calcext:value-type="float">
            <text:p>4763</text:p>
          </table:table-cell>
          <table:table-cell table:formula="of:=[.P11]/(60*[.O11])" office:value-type="float" office:value="2.64611111111111" calcext:value-type="float">
            <text:p>2.64611111111111</text:p>
          </table:table-cell>
          <table:table-cell table:formula="of:=[.Q11]-[.$A$7]" office:value-type="float" office:value="2.28722222222222" calcext:value-type="float">
            <text:p>2.28722222222222</text:p>
          </table:table-cell>
          <table:table-cell table:formula="of:=LN([.R11]/[.$R$3])/[.N11]*10" office:value-type="float" office:value="-80.1495778433837" calcext:value-type="float">
            <text:p>-80.1495778433837</text:p>
          </table:table-cell>
          <table:table-cell/>
          <table:table-cell table:formula="of:=LN([.R11])" office:value-type="float" office:value="0.827338077885649" calcext:value-type="float">
            <text:p>0.827338077885649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108890" calcext:value-type="float">
            <text:p>108890</text:p>
          </table:table-cell>
          <table:table-cell table:formula="of:=[.E12]/([.D12]*60)" office:value-type="float" office:value="181.483333333333" calcext:value-type="float">
            <text:p>181.483333333333</text:p>
          </table:table-cell>
          <table:table-cell table:formula="of:=[.F12]-[.$A$7]" office:value-type="float" office:value="181.124444444444" calcext:value-type="float">
            <text:p>181.124444444444</text:p>
          </table:table-cell>
          <table:table-cell table:style-name="ce1" table:formula="of:=LN([.G12]/[.$G$3])/[.C12]*10" office:value-type="float" office:value="-23.214179053031" calcext:value-type="float">
            <text:p>-23.21</text:p>
          </table:table-cell>
          <table:table-cell table:style-name="ce1"/>
          <table:table-cell table:formula="of:=LN([.G12])" office:value-type="float" office:value="5.1991843333867" calcext:value-type="float">
            <text:p>5.1991843333867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3253" calcext:value-type="float">
            <text:p>3253</text:p>
          </table:table-cell>
          <table:table-cell table:formula="of:=[.P12]/(60*[.O12])" office:value-type="float" office:value="1.80722222222222" calcext:value-type="float">
            <text:p>1.80722222222222</text:p>
          </table:table-cell>
          <table:table-cell table:formula="of:=[.Q12]-[.$A$7]" office:value-type="float" office:value="1.44833333333333" calcext:value-type="float">
            <text:p>1.44833333333333</text:p>
          </table:table-cell>
          <table:table-cell table:formula="of:=LN([.R12]/[.$R$3])/[.N12]*10" office:value-type="float" office:value="-76.32100928119" calcext:value-type="float">
            <text:p>-76.32100928119</text:p>
          </table:table-cell>
          <table:table-cell/>
          <table:table-cell table:formula="of:=LN([.R12])" office:value-type="float" office:value="0.370413470049246" calcext:value-type="float">
            <text:p>0.370413470049246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4577" calcext:value-type="float">
            <text:p>94577</text:p>
          </table:table-cell>
          <table:table-cell table:formula="of:=[.E13]/([.D13]*60)" office:value-type="float" office:value="157.628333333333" calcext:value-type="float">
            <text:p>157.628333333333</text:p>
          </table:table-cell>
          <table:table-cell table:formula="of:=[.F13]-[.$A$7]" office:value-type="float" office:value="157.269444444444" calcext:value-type="float">
            <text:p>157.269444444444</text:p>
          </table:table-cell>
          <table:table-cell table:style-name="ce1" table:formula="of:=LN([.G13]/[.$G$3])/[.C13]*10" office:value-type="float" office:value="-22.3049990715852" calcext:value-type="float">
            <text:p>-22.30</text:p>
          </table:table-cell>
          <table:table-cell table:style-name="ce1"/>
          <table:table-cell table:formula="of:=LN([.G13])" office:value-type="float" office:value="5.05796054100097" calcext:value-type="float">
            <text:p>5.057960541000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48" calcext:value-type="float">
            <text:p>2648</text:p>
          </table:table-cell>
          <table:table-cell table:formula="of:=[.P13]/(60*[.O13])" office:value-type="float" office:value="1.47111111111111" calcext:value-type="float">
            <text:p>1.47111111111111</text:p>
          </table:table-cell>
          <table:table-cell table:formula="of:=[.Q13]-[.$A$7]" office:value-type="float" office:value="1.11222222222222" calcext:value-type="float">
            <text:p>1.11222222222222</text:p>
          </table:table-cell>
          <table:table-cell table:formula="of:=LN([.R13]/[.$R$3])/[.N13]*10" office:value-type="float" office:value="-71.3294428936544" calcext:value-type="float">
            <text:p>-71.3294428936544</text:p>
          </table:table-cell>
          <table:table-cell/>
          <table:table-cell table:formula="of:=LN([.R13])" office:value-type="float" office:value="0.10636001599091" calcext:value-type="float">
            <text:p>0.1063600159909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57476" calcext:value-type="float">
            <text:p>57476</text:p>
          </table:table-cell>
          <table:table-cell table:formula="of:=[.E14]/([.D14]*60)" office:value-type="float" office:value="63.8622222222222" calcext:value-type="float">
            <text:p>63.8622222222222</text:p>
          </table:table-cell>
          <table:table-cell table:formula="of:=[.F14]-[.$A$7]" office:value-type="float" office:value="63.5033333333333" calcext:value-type="float">
            <text:p>63.5033333333333</text:p>
          </table:table-cell>
          <table:table-cell table:style-name="ce1" table:formula="of:=LN([.G14]/[.$G$3])/[.C14]*10" office:value-type="float" office:value="-20.915787001335" calcext:value-type="float">
            <text:p>-20.92</text:p>
          </table:table-cell>
          <table:table-cell table:style-name="ce1"/>
          <table:table-cell table:formula="of:=LN([.G14])" office:value-type="float" office:value="4.15109239795923" calcext:value-type="float">
            <text:p>4.15109239795923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2134" calcext:value-type="float">
            <text:p>2134</text:p>
          </table:table-cell>
          <table:table-cell table:formula="of:=[.P14]/(60*[.O14])" office:value-type="float" office:value="1.18555555555556" calcext:value-type="float">
            <text:p>1.18555555555556</text:p>
          </table:table-cell>
          <table:table-cell table:formula="of:=[.Q14]-[.$A$7]" office:value-type="float" office:value="0.826666666666667" calcext:value-type="float">
            <text:p>0.826666666666667</text:p>
          </table:table-cell>
          <table:table-cell table:formula="of:=LN([.R14]/[.$R$3])/[.N14]*10" office:value-type="float" office:value="-49.5310535589838" calcext:value-type="float">
            <text:p>-49.5310535589838</text:p>
          </table:table-cell>
          <table:table-cell/>
          <table:table-cell table:formula="of:=LN([.R14])" office:value-type="float" office:value="-0.190353728491219" calcext:value-type="float">
            <text:p>-0.190353728491219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771" calcext:value-type="float">
            <text:p>21771</text:p>
          </table:table-cell>
          <table:table-cell table:formula="of:=[.E15]/([.D15]*60)" office:value-type="float" office:value="24.19" calcext:value-type="float">
            <text:p>24.19</text:p>
          </table:table-cell>
          <table:table-cell table:formula="of:=[.F15]-[.$A$7]" office:value-type="float" office:value="23.8311111111111" calcext:value-type="float">
            <text:p>23.8311111111111</text:p>
          </table:table-cell>
          <table:table-cell table:style-name="ce1" table:formula="of:=LN([.G15]/[.$G$3])/[.C15]*10" office:value-type="float" office:value="-20.58734265784" calcext:value-type="float">
            <text:p>-20.59</text:p>
          </table:table-cell>
          <table:table-cell table:style-name="ce1"/>
          <table:table-cell table:formula="of:=LN([.G15])" office:value-type="float" office:value="3.17099191659148" calcext:value-type="float">
            <text:p>3.170991916591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710" calcext:value-type="float">
            <text:p>2710</text:p>
          </table:table-cell>
          <table:table-cell table:formula="of:=[.P15]/(60*[.O15])" office:value-type="float" office:value="1.12916666666667" calcext:value-type="float">
            <text:p>1.12916666666667</text:p>
          </table:table-cell>
          <table:table-cell table:formula="of:=[.Q15]-[.$A$7]" office:value-type="float" office:value="0.770277777777778" calcext:value-type="float">
            <text:p>0.770277777777778</text:p>
          </table:table-cell>
          <table:table-cell table:formula="of:=LN([.R15]/[.$R$3])/[.N15]*10" office:value-type="float" office:value="-37.5015419209238" calcext:value-type="float">
            <text:p>-37.5015419209238</text:p>
          </table:table-cell>
          <table:table-cell/>
          <table:table-cell table:formula="of:=LN([.R15])" office:value-type="float" office:value="-0.261004078828423" calcext:value-type="float">
            <text:p>-0.261004078828423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7465" calcext:value-type="float">
            <text:p>7465</text:p>
          </table:table-cell>
          <table:table-cell table:formula="of:=[.E16]/([.D16]*60)" office:value-type="float" office:value="8.29444444444444" calcext:value-type="float">
            <text:p>8.29444444444444</text:p>
          </table:table-cell>
          <table:table-cell table:formula="of:=[.F16]-[.$A$7]" office:value-type="float" office:value="7.93555555555556" calcext:value-type="float">
            <text:p>7.93555555555556</text:p>
          </table:table-cell>
          <table:table-cell table:style-name="ce1" table:formula="of:=LN([.G16]/[.$G$3])/[.C16]*10" office:value-type="float" office:value="-20.8684283333176" calcext:value-type="float">
            <text:p>-20.87</text:p>
          </table:table-cell>
          <table:table-cell table:style-name="ce1"/>
          <table:table-cell table:formula="of:=LN([.G16])" office:value-type="float" office:value="2.07135336483008" calcext:value-type="float">
            <text:p>2.0713533648300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93" calcext:value-type="float">
            <text:p>2993</text:p>
          </table:table-cell>
          <table:table-cell table:formula="of:=[.E17]/([.D17]*60)" office:value-type="float" office:value="3.32555555555556" calcext:value-type="float">
            <text:p>3.32555555555556</text:p>
          </table:table-cell>
          <table:table-cell table:formula="of:=[.F17]-[.$A$7]" office:value-type="float" office:value="2.96666666666667" calcext:value-type="float">
            <text:p>2.96666666666667</text:p>
          </table:table-cell>
          <table:table-cell table:style-name="ce1" table:formula="of:=LN([.G17]/[.$G$3])/[.C17]*10" office:value-type="float" office:value="-20.6700715336317" calcext:value-type="float">
            <text:p>-20.67</text:p>
          </table:table-cell>
          <table:table-cell table:style-name="ce1"/>
          <table:table-cell table:formula="of:=LN([.G17])" office:value-type="float" office:value="1.08743898806998" calcext:value-type="float">
            <text:p>1.0874389880699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5" calcext:value-type="float">
            <text:p>15</text:p>
          </table:table-cell>
          <table:table-cell office:value-type="float" office:value="1824" calcext:value-type="float">
            <text:p>1824</text:p>
          </table:table-cell>
          <table:table-cell table:formula="of:=[.E18]/([.D18]*60)" office:value-type="float" office:value="2.02666666666667" calcext:value-type="float">
            <text:p>2.02666666666667</text:p>
          </table:table-cell>
          <table:table-cell table:formula="of:=[.F18]-[.$A$7]" office:value-type="float" office:value="1.66777777777778" calcext:value-type="float">
            <text:p>1.66777777777778</text:p>
          </table:table-cell>
          <table:table-cell table:style-name="ce1" table:formula="of:=LN([.G18]/[.$G$3])/[.C18]*10" office:value-type="float" office:value="-19.3627667995724" calcext:value-type="float">
            <text:p>-19.36</text:p>
          </table:table-cell>
          <table:table-cell table:style-name="ce1"/>
          <table:table-cell table:formula="of:=LN([.G18])" office:value-type="float" office:value="0.511492068309151" calcext:value-type="float">
            <text:p>0.51149206830915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80" calcext:value-type="float">
            <text:p>1580</text:p>
          </table:table-cell>
          <table:table-cell table:formula="of:=[.E19]/([.D19]*60)" office:value-type="float" office:value="1.75555555555556" calcext:value-type="float">
            <text:p>1.75555555555556</text:p>
          </table:table-cell>
          <table:table-cell table:formula="of:=[.F19]-[.$A$7]" office:value-type="float" office:value="1.39666666666667" calcext:value-type="float">
            <text:p>1.39666666666667</text:p>
          </table:table-cell>
          <table:table-cell table:style-name="ce1" table:formula="of:=LN([.G19]/[.$G$3])/[.C19]*10" office:value-type="float" office:value="-17.3859300072339" calcext:value-type="float">
            <text:p>-17.39</text:p>
          </table:table-cell>
          <table:table-cell table:style-name="ce1"/>
          <table:table-cell table:formula="of:=LN([.G19])" office:value-type="float" office:value="0.334088445265937" calcext:value-type="float">
            <text:p>0.33408844526593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5" calcext:value-type="float">
            <text:p>15</text:p>
          </table:table-cell>
          <table:table-cell office:value-type="float" office:value="1560" calcext:value-type="float">
            <text:p>1560</text:p>
          </table:table-cell>
          <table:table-cell table:formula="of:=[.E20]/([.D20]*60)" office:value-type="float" office:value="1.73333333333333" calcext:value-type="float">
            <text:p>1.73333333333333</text:p>
          </table:table-cell>
          <table:table-cell table:formula="of:=[.F20]-[.$A$7]" office:value-type="float" office:value="1.37444444444444" calcext:value-type="float">
            <text:p>1.37444444444444</text:p>
          </table:table-cell>
          <table:table-cell table:style-name="ce1" table:formula="of:=LN([.G20]/[.$G$3])/[.C20]*10" office:value-type="float" office:value="-15.4898018646474" calcext:value-type="float">
            <text:p>-15.49</text:p>
          </table:table-cell>
          <table:table-cell table:style-name="ce1"/>
          <table:table-cell table:formula="of:=LN([.G20])" office:value-type="float" office:value="0.318049609068177" calcext:value-type="float">
            <text:p>0.31804960906817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19" calcext:value-type="float">
            <text:p>1419</text:p>
          </table:table-cell>
          <table:table-cell table:formula="of:=[.E21]/([.D21]*60)" office:value-type="float" office:value="1.57666666666667" calcext:value-type="float">
            <text:p>1.57666666666667</text:p>
          </table:table-cell>
          <table:table-cell table:formula="of:=[.F21]-[.$A$7]" office:value-type="float" office:value="1.21777777777778" calcext:value-type="float">
            <text:p>1.21777777777778</text:p>
          </table:table-cell>
          <table:table-cell table:style-name="ce1" table:formula="of:=LN([.G21]/[.$G$3])/[.C21]*10" office:value-type="float" office:value="-14.1828654879517" calcext:value-type="float">
            <text:p>-14.18</text:p>
          </table:table-cell>
          <table:table-cell table:style-name="ce1"/>
          <table:table-cell table:formula="of:=LN([.G21])" office:value-type="float" office:value="0.19702770418365" calcext:value-type="float">
            <text:p>0.1970277041836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5" calcext:value-type="float">
            <text:p>25</text:p>
          </table:table-cell>
          <table:table-cell office:value-type="float" office:value="2260" calcext:value-type="float">
            <text:p>2260</text:p>
          </table:table-cell>
          <table:table-cell table:formula="of:=[.E22]/([.D22]*60)" office:value-type="float" office:value="1.50666666666667" calcext:value-type="float">
            <text:p>1.50666666666667</text:p>
          </table:table-cell>
          <table:table-cell table:formula="of:=[.F22]-[.$A$7]" office:value-type="float" office:value="1.14777777777778" calcext:value-type="float">
            <text:p>1.14777777777778</text:p>
          </table:table-cell>
          <table:table-cell table:style-name="ce1" table:formula="of:=LN([.G22]/[.$G$3])/[.C22]*10" office:value-type="float" office:value="-13.0011504406621" calcext:value-type="float">
            <text:p>-13.00</text:p>
          </table:table-cell>
          <table:table-cell table:style-name="ce1"/>
          <table:table-cell table:formula="of:=LN([.G22])" office:value-type="float" office:value="0.137827705795328" calcext:value-type="float">
            <text:p>0.13782770579532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258" calcext:value-type="float">
            <text:p>4258</text:p>
          </table:table-cell>
          <table:table-cell table:formula="of:=[.E23]/([.D23]*60)" office:value-type="float" office:value="1.57703703703704" calcext:value-type="float">
            <text:p>1.57703703703704</text:p>
          </table:table-cell>
          <table:table-cell table:formula="of:=[.F23]-[.$A$7]" office:value-type="float" office:value="1.21814814814815" calcext:value-type="float">
            <text:p>1.21814814814815</text:p>
          </table:table-cell>
          <table:table-cell table:style-name="ce1" table:formula="of:=LN([.G23]/[.$G$3])/[.C23]*10" office:value-type="float" office:value="-11.8185477566048" calcext:value-type="float">
            <text:p>-11.82</text:p>
          </table:table-cell>
          <table:table-cell table:style-name="ce1"/>
          <table:table-cell table:formula="of:=LN([.G23])" office:value-type="float" office:value="0.197331794196637" calcext:value-type="float">
            <text:p>0.19733179419663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formula="of:=AVERAGE([.H4:.H23])" office:value-type="float" office:value="-23.369039686041" calcext:value-type="float">
            <text:p>-23.369039686041</text:p>
          </table:table-cell>
          <table:table-cell table:number-columns-repeated="2"/>
          <table:table-cell table:formula="of:=10*SLOPE([.J7:.J17];[.C7:.C17])" office:value-type="float" office:value="-19.0865332003446" calcext:value-type="float">
            <text:p>-19.0865332003446</text:p>
          </table:table-cell>
          <table:table-cell table:number-columns-repeated="7"/>
          <table:table-cell table:formula="of:=AVERAGE([.S4:.S15])" office:value-type="float" office:value="-86.6197910264417" calcext:value-type="float">
            <text:p>-86.6197910264417</text:p>
          </table:table-cell>
          <table:table-cell table:number-columns-repeated="2"/>
          <table:table-cell table:formula="of:=10*SLOPE([.U4:.U12];[.N4:.N12])" office:value-type="float" office:value="-67.2858241076575" calcext:value-type="float">
            <text:p>-67.285824107657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.H26]/2.7" office:value-type="float" office:value="-8.6551998837189" calcext:value-type="float">
            <text:p>-8.6551998837189</text:p>
          </table:table-cell>
          <table:table-cell table:number-columns-repeated="2"/>
          <table:table-cell table:formula="of:=[.K26]/2.7" office:value-type="float" office:value="-7.06908637049801" calcext:value-type="float">
            <text:p>-7.06908637049801</text:p>
          </table:table-cell>
          <table:table-cell table:number-columns-repeated="7"/>
          <table:table-cell table:formula="of:=[.S26]/8.96" office:value-type="float" office:value="-9.66738739134394" calcext:value-type="float">
            <text:p>-9.66738739134394</text:p>
          </table:table-cell>
          <table:table-cell table:number-columns-repeated="2"/>
          <table:table-cell table:formula="of:=[.V26]/8.96" office:value-type="float" office:value="-7.50957858344392" calcext:value-type="float">
            <text:p>-7.50957858344392</text:p>
          </table:table-cell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E0</text:p>
          </table:table-cell>
          <table:table-cell table:formula="of:=(-17/[.H27])^(1/1.14)" office:value-type="float" office:value="1.80787443155092" calcext:value-type="float">
            <text:p>1.80787443155092</text:p>
          </table:table-cell>
          <table:table-cell table:number-columns-repeated="2"/>
          <table:table-cell table:formula="of:=(-17/[.K27])^(1/1.14)" office:value-type="float" office:value="2.15916406369813" calcext:value-type="float">
            <text:p>2.15916406369813</text:p>
          </table:table-cell>
          <table:table-cell table:number-columns-repeated="7"/>
          <table:table-cell table:formula="of:=(-17/[.S27])^(1/1.14)" office:value-type="float" office:value="1.64072166104979" calcext:value-type="float">
            <text:p>1.64072166104979</text:p>
          </table:table-cell>
          <table:table-cell table:number-columns-repeated="2"/>
          <table:table-cell table:formula="of:=(-17/[.V27])^(1/1.14)" office:value-type="float" office:value="2.04765755942795" calcext:value-type="float">
            <text:p>2.04765755942795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Reff</text:p>
          </table:table-cell>
          <table:table-cell table:formula="of:=0.412*[.H31]^1.38" office:value-type="float" office:value="0.932801892437516" calcext:value-type="float">
            <text:p>0.932801892437516</text:p>
          </table:table-cell>
          <table:table-cell table:number-columns-repeated="2"/>
          <table:table-cell table:formula="of:=0.412*[.K31]^1.38" office:value-type="float" office:value="1.1918220165522" calcext:value-type="float">
            <text:p>1.1918220165522</text:p>
          </table:table-cell>
          <table:table-cell table:number-columns-repeated="7"/>
          <table:table-cell table:formula="of:=0.412*[.S31]^1.38" office:value-type="float" office:value="0.815915895887711" calcext:value-type="float">
            <text:p>0.815915895887711</text:p>
          </table:table-cell>
          <table:table-cell table:number-columns-repeated="2"/>
          <table:table-cell table:formula="of:=0.412*[.V31]^1.38" office:value-type="float" office:value="1.1077259507788" calcext:value-type="float">
            <text:p>1.1077259507788</text:p>
          </table:table-cell>
          <table:table-cell table:number-columns-repeated="100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oller, Georg (georg.koller@uni-graz.at)</meta:initial-creator>
    <meta:creation-date>2020-06-29T08:46:23</meta:creation-date>
    <dc:date>2021-06-17T14:41:44.436482037</dc:date>
    <meta:editing-duration>PT38M44S</meta:editing-duration>
    <meta:generator>LibreOffice/6.4.7.2$Linux_X86_64 LibreOffice_project/40$Build-2</meta:generator>
    <meta:editing-cycles>5</meta:editing-cycles>
    <meta:document-statistic meta:table-count="1" meta:cell-count="270" meta:object-count="0"/>
    <meta:user-defined meta:name="AppVersion">16.0300</meta:user-defined>
    <meta:user-defined meta:name="Company">Uni Graz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